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Binary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BinaryValue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inary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readObject( ObjectInputStream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inary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toStream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Value.writeObject( Object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naryValu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aryValue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